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8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8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ce287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 table:style-name="ce288" office:value-type="string" calcext:value-type="string">
            <text:p>Remarks</text:p>
          </table:table-cell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1" office:value-type="string" calcext:value-type="string">
            <text:p>pshs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 office:value-type="string" calcext:value-type="string">
            <text:p>setlines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 (idx)</text:p>
          </table:table-cell>
          <table:table-cell table:style-name="ce21" office:value-type="string" calcext:value-type="string">
            <text:p>setlines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1" office:value-type="string" calcext:value-type="string">
            <text:p>pshs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1" office:value-type="string" calcext:value-type="string">
            <text:p>pshs</text:p>
          </table:table-cell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1" office:value-type="string" calcext:value-type="string">
            <text:p>pshs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 office:value-type="string" calcext:value-type="string">
            <text:p>lbsr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 office:value-type="string" calcext:value-type="string">
            <text:p>lbsr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1" office:value-type="string" calcext:value-type="string">
            <text:p>clr2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 office:value-type="string" calcext:value-type="string">
            <text:p>neg2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 office:value-type="string" calcext:value-type="string">
            <text:p>rts</text:p>
          </table:table-cell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 office:value-type="string" calcext:value-type="string">
            <text:p>irq, firq…</text:p>
          </table:table-cell>
          <table:table-cell table:style-name="ce289"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1" office:value-type="string" calcext:value-type="string">
            <text:p>jmp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 office:value-type="string" calcext:value-type="string">
            <text:p>bsr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 office:value-type="string" calcext:value-type="string">
            <text:p>lbsr</text:p>
          </table:table-cell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mul</text:p>
          </table:table-cell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 table:style-name="ce289"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1" office:value-type="string" calcext:value-type="string">
            <text:p>irq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3" office:value-type="string" calcext:value-type="string">
            <text:p>firq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3" office:value-type="string" calcext:value-type="string">
            <text:p>nmi</text:p>
          </table:table-cell>
          <table:table-cell table:style-name="ce289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FIRQ</text:p>
          </table:table-cell>
          <table:table-cell table:style-name="ce3"/>
          <table:table-cell table:style-name="ce289" office:value-type="string" calcext:value-type="string">
            <text:p>FIRQ service should interrupt the IRQ service</text:p>
          </table:table-cell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NMI</text:p>
          </table:table-cell>
          <table:table-cell table:style-name="ce3"/>
          <table:table-cell table:style-name="ce289" office:value-type="string" calcext:value-type="string">
            <text:p>NMI service should interrupt the IRQ service</text:p>
          </table:table-cell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 then NMI</text:p>
          </table:table-cell>
          <table:table-cell table:style-name="ce3"/>
          <table:table-cell table:style-name="ce289" office:value-type="string" calcext:value-type="string">
            <text:p>NMI service should interrupt the FIRQ service</text:p>
          </table:table-cell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IRQ</text:p>
          </table:table-cell>
          <table:table-cell table:style-name="ce3"/>
          <table:table-cell table:style-name="ce289" office:value-type="string" calcext:value-type="string">
            <text:p>IRQ should be ignored until NMI is finished</text:p>
          </table:table-cell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FIRQ</text:p>
          </table:table-cell>
          <table:table-cell table:style-name="ce3"/>
          <table:table-cell table:style-name="ce289" office:value-type="string" calcext:value-type="string">
            <text:p>FIRQ should be ignored until NMI is finished</text:p>
          </table:table-cell>
        </table:table-row>
        <table:table-row table:style-name="ro7" table:number-rows-repeated="1048364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10:35:18.253180308</dc:date>
    <meta:editing-duration>P8DT8H48M23S</meta:editing-duration>
    <meta:editing-cycles>40</meta:editing-cycles>
    <meta:generator>LibreOffice/6.4.7.2$Linux_X86_64 LibreOffice_project/40$Build-2</meta:generator>
    <dc:creator>Pepe </dc:creator>
    <meta:document-statistic meta:table-count="7" meta:cell-count="5992" meta:object-count="0"/>
  </office:meta>
</office:document-meta>
</file>